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523cm">
            <draw:object draw:notify-on-update-of-ranges="Sheet1.A2:Sheet1.A61 Sheet1.B2:Sheet1.B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2]-2"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3]-2"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4]-2"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5]-2"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6]-2"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7]-2"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8]-2"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9]-2"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0]-2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]-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2]-2"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3]-2"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4]-2"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15]-2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16]-2"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17]-2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]-2"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19]-2"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0]-2"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]-2"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2]-2"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23]-2"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24]-2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5]-2"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26]-2"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7]-2"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8]-2" office:value-type="float" office:value="266" calcext:value-type="float">
            <text:p>26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29]-2"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1]-2"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32]-2"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33]-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34]-2"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5]-2"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6]-2"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7]-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38]-2"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39]-2"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0]-2"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-2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42]-2"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table:formula="of:=[.A43]-2"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44]-2"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45]-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46]-2"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47]-2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]-2"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49]-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50]-2"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51]-2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52]-2"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53]-2"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54]-2"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55]-2"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56]-2"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7]-2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8]-2"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59]-2"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60]-2"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19:12:10.340065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05T19:22:31.795809994</dc:date>
    <meta:editing-duration>PT5H11M29S</meta:editing-duration>
    <meta:editing-cycles>18</meta:editing-cycles>
    <meta:generator>LibreOffice/24.2.3.2$MacOSX_X86_64 LibreOffice_project/433d9c2ded56988e8a90e6b2e771ee4e6a5ab2ba</meta:generator>
    <meta:document-statistic meta:table-count="1" meta:cell-count="1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61" svg:x="0.985cm" svg:y="0.314cm" svg:width="47.319cm" svg:height="15.083cm">
          <chart:coordinate-region svg:x="1.613cm" svg:y="0.516cm" svg:width="46.396cm" svg:height="14.2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1" chart:class="chart:scatter">
            <chart:domain table:cell-range-address="Sheet1.A2:Sheet1.A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2:Sheet1.A61</svg:desc>
                </draw:g>
              </table:table-cell>
              <table:table-cell office:value-type="float" office:value="16">
                <text:p>16</text:p>
                <draw:g>
                  <svg:desc>Sheet1.B2:Sheet1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">
                <text:p>2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">
                <text:p>2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">
                <text:p>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">
                <text:p>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">
                <text:p>20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